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cobMessages.msgMethodNotAccessible( String method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cobMessages.msgClientMethodException( String methodName ,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